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9.423cm"/>
    </style:style>
    <style:style style:name="co1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0.49cm"/>
    </style:style>
    <style:style style:name="co10" style:family="table-column">
      <style:table-column-properties fo:break-before="auto" style:column-width="0.704cm"/>
    </style:style>
    <style:style style:name="co11" style:family="table-column">
      <style:table-column-properties fo:break-before="auto" style:column-width="2.727cm"/>
    </style:style>
    <style:style style:name="co16" style:family="table-column">
      <style:table-column-properties fo:break-before="auto" style:column-width="10.061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3.316cm"/>
    </style:style>
    <style:style style:name="co15" style:family="table-column">
      <style:table-column-properties fo:break-before="auto" style:column-width="11.465cm"/>
    </style:style>
    <style:style style:name="co17" style:family="table-column">
      <style:table-column-properties fo:break-before="auto" style:column-width="11.539cm"/>
    </style:style>
    <style:style style:name="co18" style:family="table-column">
      <style:table-column-properties fo:break-before="auto" style:column-width="1.191cm"/>
    </style:style>
    <style:style style:name="co19" style:family="table-column">
      <style:table-column-properties fo:break-before="auto" style:column-width="2.533cm"/>
    </style:style>
    <style:style style:name="co20" style:family="table-column">
      <style:table-column-properties fo:break-before="auto" style:column-width="1.011cm"/>
    </style:style>
    <style:style style:name="co21" style:family="table-column">
      <style:table-column-properties fo:break-before="auto" style:column-width="6.225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11.42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16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1">
      <style:table-cell-properties fo:background-color="#ffcc99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0000ff"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0c0c0" fo:wrap-option="wrap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0c0c0"/>
    </style:style>
    <style:style style:name="ce3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fo:background-color="#ffcc99" style:text-align-source="fix" style:repeat-content="false" fo:border="0.06pt double #000000" style:border-line-width="0.002cm 0.035cm 0.002cm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ext-properties fo:color="#0000ff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4">
          <table:table-cell table:style-name="ce26" office:value-type="string">
            <text:p>Sprint </text:p>
          </table:table-cell>
          <table:table-cell table:style-name="ce27" office:value-type="string">
            <text:p>Planning initial</text:p>
          </table:table-cell>
          <table:table-cell table:style-name="ce27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4">
          <table:table-cell table:style-name="ce26"/>
          <table:table-cell table:style-name="ce28" office:value-type="float" office:value="1">
            <text:p>1</text:p>
          </table:table-cell>
          <table:table-cell table:style-name="ce28" office:value-type="string">
            <text:p>Lancement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1.1 </text:p>
          </table:table-cell>
          <table:table-cell table:style-name="ce30" office:value-type="string">
            <text:p>Organis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1 </text:p>
          </table:table-cell>
          <table:table-cell table:style-name="ce30" office:value-type="string">
            <text:p>#35 Creation CdC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2 </text:p>
          </table:table-cell>
          <table:table-cell table:style-name="ce30" office:value-type="string">
            <text:p>#3 Validation CdC tuteur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3 </text:p>
          </table:table-cell>
          <table:table-cell table:style-name="ce30" office:value-type="string">
            <text:p>#2 Cadrag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4 </text:p>
          </table:table-cell>
          <table:table-cell table:style-name="ce30" office:value-type="string">
            <text:p>#28 Ajout des premières tâches dans githu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1.5 </text:p>
          </table:table-cell>
          <table:table-cell table:style-name="ce30" office:value-type="string">
            <text:p>#1 Renseigner outils de suiv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 </text:p>
          </table:table-cell>
          <table:table-cell table:style-name="ce30" office:value-type="string">
            <text:p>VTech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1 </text:p>
          </table:table-cell>
          <table:table-cell table:style-name="ce30" office:value-type="string">
            <text:p>#30 Identification interface guitar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2 </text:p>
          </table:table-cell>
          <table:table-cell table:style-name="ce30" office:value-type="string">
            <text:p>#29 Identifier les diverses modules sans fi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3 </text:p>
          </table:table-cell>
          <table:table-cell table:style-name="ce30" office:value-type="string">
            <text:p>#5 Recherche modules adaptable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4 </text:p>
          </table:table-cell>
          <table:table-cell table:style-name="ce30" office:value-type="string">
            <text:p>#4 Listing applis et matériels existant sur même them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2.5 </text:p>
          </table:table-cell>
          <table:table-cell table:style-name="ce30" office:value-type="string">
            <text:p>#31 Etuge de la gestion énergétiqu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 </text:p>
          </table:table-cell>
          <table:table-cell table:style-name="ce30" office:value-type="string">
            <text:p>Appro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1 </text:p>
          </table:table-cell>
          <table:table-cell table:style-name="ce30" office:value-type="string">
            <text:p>#14 Achat / Acquisi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2 </text:p>
          </table:table-cell>
          <table:table-cell table:style-name="ce30" office:value-type="string">
            <text:p>#12 Financement / Valid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1.3.3 </text:p>
          </table:table-cell>
          <table:table-cell table:style-name="ce30" office:value-type="string">
            <text:p>#11 Définition des besoins matériels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2">
            <text:p>2</text:p>
          </table:table-cell>
          <table:table-cell table:style-name="ce28" office:value-type="string">
            <text:p>Recup Signa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2.1 </text:p>
          </table:table-cell>
          <table:table-cell table:style-name="ce30" office:value-type="string">
            <text:p>Etude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1.1 </text:p>
          </table:table-cell>
          <table:table-cell table:style-name="ce30" office:value-type="string">
            <text:p>#36 Relevé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1.2 </text:p>
          </table:table-cell>
          <table:table-cell table:style-name="ce30" office:value-type="string">
            <text:p>#37 Analyse/Etude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 </text:p>
          </table:table-cell>
          <table:table-cell table:style-name="ce30" office:value-type="string">
            <text:p>Etude Ampl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.1 </text:p>
          </table:table-cell>
          <table:table-cell table:style-name="ce30" office:value-type="string">
            <text:p>#38 Conception Ampli (ORcad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2.2 </text:p>
          </table:table-cell>
          <table:table-cell table:style-name="ce30" office:value-type="string">
            <text:p>#39 Simulation Circuit (Orcad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 </text:p>
          </table:table-cell>
          <table:table-cell table:style-name="ce30" office:value-type="string">
            <text:p>Fabrication Proto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.1 </text:p>
          </table:table-cell>
          <table:table-cell table:style-name="ce30" office:value-type="string">
            <text:p>#40 Appro Mato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3.2 </text:p>
          </table:table-cell>
          <table:table-cell table:style-name="ce30" office:value-type="string">
            <text:p>#41 Assemblag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 </text:p>
          </table:table-cell>
          <table:table-cell table:style-name="ce30" office:value-type="string">
            <text:p>Valid Recup Signa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.1 </text:p>
          </table:table-cell>
          <table:table-cell table:style-name="ce30" office:value-type="string">
            <text:p>#42 Simu Proto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4.2 </text:p>
          </table:table-cell>
          <table:table-cell table:style-name="ce30" office:value-type="string">
            <text:p>#43 Simu Proto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 </text:p>
          </table:table-cell>
          <table:table-cell table:style-name="ce30" office:value-type="string">
            <text:p>Fabrication Proto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.1 </text:p>
          </table:table-cell>
          <table:table-cell table:style-name="ce30" office:value-type="string">
            <text:p>#44 Dessin Typ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5.2 </text:p>
          </table:table-cell>
          <table:table-cell table:style-name="ce30" office:value-type="string">
            <text:p>#45 Appro/Fab C.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2.6 </text:p>
          </table:table-cell>
          <table:table-cell table:style-name="ce30" office:value-type="string">
            <text:p>Phase 3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3">
            <text:p>3</text:p>
          </table:table-cell>
          <table:table-cell table:style-name="ce28" office:value-type="string">
            <text:p>Numerisation Signa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3.1 </text:p>
          </table:table-cell>
          <table:table-cell table:style-name="ce30" office:value-type="string">
            <text:p>CAN - CNA Ampli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1 </text:p>
          </table:table-cell>
          <table:table-cell table:style-name="ce30" office:value-type="string">
            <text:p>#46 Conception Logiciel Arduino 12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2 </text:p>
          </table:table-cell>
          <table:table-cell table:style-name="ce30" office:value-type="string">
            <text:p>#47 Fab Ampli1 (amp+Ard+Hp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1.3 </text:p>
          </table:table-cell>
          <table:table-cell table:style-name="ce30" office:value-type="string">
            <text:p>#48 Simulation Ampli1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 </text:p>
          </table:table-cell>
          <table:table-cell table:style-name="ce30" office:value-type="string">
            <text:p>CAN - CNA Ampli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.1 </text:p>
          </table:table-cell>
          <table:table-cell table:style-name="ce30" office:value-type="string">
            <text:p>#49 Fab Ampli2 - Aop RtoR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2.2 </text:p>
          </table:table-cell>
          <table:table-cell table:style-name="ce30" office:value-type="string">
            <text:p>#50 Simulation Ampli2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 </text:p>
          </table:table-cell>
          <table:table-cell table:style-name="ce30" office:value-type="string">
            <text:p>CAN - CNA Ampli3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.1 </text:p>
          </table:table-cell>
          <table:table-cell table:style-name="ce30" office:value-type="string">
            <text:p>#51 Conception Logiciel Arduino 24B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3.3.2 </text:p>
          </table:table-cell>
          <table:table-cell table:style-name="ce30" office:value-type="string">
            <text:p>#52 Simulation Ampli3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4">
            <text:p>4</text:p>
          </table:table-cell>
          <table:table-cell table:style-name="ce28" office:value-type="string">
            <text:p>Connexion Wifi/uC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4.1 </text:p>
          </table:table-cell>
          <table:table-cell table:style-name="ce30" office:value-type="string">
            <text:p>Assemblage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1.1 </text:p>
          </table:table-cell>
          <table:table-cell table:style-name="ce30" office:value-type="string">
            <text:p>#53 Brochage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1.2 </text:p>
          </table:table-cell>
          <table:table-cell table:style-name="ce30" office:value-type="string">
            <text:p>#54 Soudures Shield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 </text:p>
          </table:table-cell>
          <table:table-cell table:style-name="ce30" office:value-type="string">
            <text:p>Arch Re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1 </text:p>
          </table:table-cell>
          <table:table-cell table:style-name="ce30" office:value-type="string">
            <text:p>#55 Definition Mode de connex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2 </text:p>
          </table:table-cell>
          <table:table-cell table:style-name="ce30" office:value-type="string">
            <text:p>#56 @ip/DHCP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3 </text:p>
          </table:table-cell>
          <table:table-cell table:style-name="ce30" office:value-type="string">
            <text:p>#57 Definition Port com (&gt;1023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4 </text:p>
          </table:table-cell>
          <table:table-cell table:style-name="ce30" office:value-type="string">
            <text:p>#60 Réalisation schéma ré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5 </text:p>
          </table:table-cell>
          <table:table-cell table:style-name="ce30" office:value-type="string">
            <text:p>#73 Utilisation nc - com pc1/pc2 filair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6 </text:p>
          </table:table-cell>
          <table:table-cell table:style-name="ce30" office:value-type="string">
            <text:p>#74 Utilisation nc - com pc1/pc2 wifi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2.7 </text:p>
          </table:table-cell>
          <table:table-cell table:style-name="ce30" office:value-type="string">
            <text:p>#75 Utilisation nc - com moduleWifly/pc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 </text:p>
          </table:table-cell>
          <table:table-cell table:style-name="ce30" office:value-type="string">
            <text:p>Programmation Arduino DU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.1 </text:p>
          </table:table-cell>
          <table:table-cell table:style-name="ce30" office:value-type="string">
            <text:p>#58 Prog Mode Connex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4.3.2 </text:p>
          </table:table-cell>
          <table:table-cell table:style-name="ce30" office:value-type="string">
            <text:p>#59 Transmission Data uC/Cart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5">
            <text:p>5</text:p>
          </table:table-cell>
          <table:table-cell table:style-name="ce28" office:value-type="string">
            <text:p>Appli Tel/ Fonction connexion Wifi/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5.1 </text:p>
          </table:table-cell>
          <table:table-cell table:style-name="ce30" office:value-type="string">
            <text:p>Dev IHM de Bas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1.1 </text:p>
          </table:table-cell>
          <table:table-cell table:style-name="ce30" office:value-type="string">
            <text:p>#66 Définition des besoins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1.2 </text:p>
          </table:table-cell>
          <table:table-cell table:style-name="ce30" office:value-type="string">
            <text:p>#67 mockup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 </text:p>
          </table:table-cell>
          <table:table-cell table:style-name="ce30" office:value-type="string">
            <text:p>Dev Module Com/Tester Transmiss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.1 </text:p>
          </table:table-cell>
          <table:table-cell table:style-name="ce30" office:value-type="string">
            <text:p>#64 Création vue config réseau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5.2.2 </text:p>
          </table:table-cell>
          <table:table-cell table:style-name="ce30" office:value-type="string">
            <text:p>#65 Connexion module guitar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6">
            <text:p>6</text:p>
          </table:table-cell>
          <table:table-cell table:style-name="ce28" office:value-type="string">
            <text:p>Signal Audio Wifi/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6.1 </text:p>
          </table:table-cell>
          <table:table-cell table:style-name="ce30" office:value-type="string">
            <text:p>Validation reception signal Audio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1.1 </text:p>
          </table:table-cell>
          <table:table-cell table:style-name="ce30" office:value-type="string">
            <text:p>#61 WidGet Signal(Graph)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1.2 </text:p>
          </table:table-cell>
          <table:table-cell table:style-name="ce30" office:value-type="string">
            <text:p>#62 Validation reception en consol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2 </text:p>
          </table:table-cell>
          <table:table-cell table:style-name="ce30" office:value-type="string">
            <text:p>CNA - CAN Te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6.2.1 </text:p>
          </table:table-cell>
          <table:table-cell table:style-name="ce30" office:value-type="string">
            <text:p>#63 Son vers Sortie Casque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7">
            <text:p>7</text:p>
          </table:table-cell>
          <table:table-cell table:style-name="ce28" office:value-type="string">
            <text:p>Appli Tel/ Fonctions supplémentaires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7.1 </text:p>
          </table:table-cell>
          <table:table-cell table:style-name="ce30" office:value-type="string">
            <text:p>Stockage/enregistrement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1.1 </text:p>
          </table:table-cell>
          <table:table-cell table:style-name="ce30" office:value-type="string">
            <text:p>#69 Création vue Stockage/enregistrement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2 </text:p>
          </table:table-cell>
          <table:table-cell table:style-name="ce30" office:value-type="string">
            <text:p>IHM Avancee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7.2.1 </text:p>
          </table:table-cell>
          <table:table-cell table:style-name="ce30" office:value-type="string">
            <text:p>#68 Définition des besoins des fonctions sup </text:p>
          </table:table-cell>
          <table:table-cell/>
        </table:table-row>
        <table:table-row table:style-name="ro4">
          <table:table-cell table:style-name="ce26"/>
          <table:table-cell table:style-name="ce28" office:value-type="float" office:value="8">
            <text:p>8</text:p>
          </table:table-cell>
          <table:table-cell table:style-name="ce28" office:value-type="string">
            <text:p>Conception Appli Tel </text:p>
          </table:table-cell>
          <table:table-cell table:style-name="ce31"/>
        </table:table-row>
        <table:table-row table:style-name="ro4">
          <table:table-cell table:style-name="ce26"/>
          <table:table-cell table:style-name="ce29" office:value-type="string">
            <text:p>8.1 </text:p>
          </table:table-cell>
          <table:table-cell table:style-name="ce30" office:value-type="string">
            <text:p>Conception UML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1 </text:p>
          </table:table-cell>
          <table:table-cell table:style-name="ce30" office:value-type="string">
            <text:p>#70 Diagramme cas d'utilisation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2 </text:p>
          </table:table-cell>
          <table:table-cell table:style-name="ce30" office:value-type="string">
            <text:p>#71 Diagramme séquence/activité </text:p>
          </table:table-cell>
          <table:table-cell/>
        </table:table-row>
        <table:table-row table:style-name="ro4">
          <table:table-cell table:style-name="ce26"/>
          <table:table-cell table:style-name="ce29" office:value-type="string">
            <text:p>8.1.3 </text:p>
          </table:table-cell>
          <table:table-cell table:style-name="ce30" office:value-type="string">
            <text:p>#72 Diagramme de classe </text:p>
          </table:table-cell>
          <table:table-cell/>
        </table:table-row>
        <table:table-row table:style-name="ro2" table:number-rows-repeated="104849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_2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ce6"/>
        <table:table-row table:style-name="ro1">
          <table:table-cell/>
          <table:table-cell table:style-name="ce1" office:value-type="string">
            <text:p>Sprint ?</text:p>
          </table:table-cell>
          <table:table-cell table:style-name="ce1" office:value-type="string">
            <text:p>taches</text:p>
          </table:table-cell>
          <table:table-cell office:value-type="string">
            <text:p>poids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1 </text:p>
          </table:table-cell>
          <table:table-cell table:style-name="ce4" office:value-type="string">
            <text:p>#35 Creation Cd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2 </text:p>
          </table:table-cell>
          <table:table-cell table:style-name="ce4" office:value-type="string">
            <text:p>#3 Validation CdC tuteur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3 </text:p>
          </table:table-cell>
          <table:table-cell table:style-name="ce4" office:value-type="string">
            <text:p>#2 Cadrag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4 </text:p>
          </table:table-cell>
          <table:table-cell table:style-name="ce4" office:value-type="string">
            <text:p>#28 Ajout des premières tâches dans github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1.5 </text:p>
          </table:table-cell>
          <table:table-cell table:style-name="ce4" office:value-type="string">
            <text:p>#1 Renseigner outils de suivi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1 </text:p>
          </table:table-cell>
          <table:table-cell table:style-name="ce4" office:value-type="string">
            <text:p>#30 Identification interface guita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2 </text:p>
          </table:table-cell>
          <table:table-cell table:style-name="ce4" office:value-type="string">
            <text:p>#29 Identifier les diverses modules sans fil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3 </text:p>
          </table:table-cell>
          <table:table-cell table:style-name="ce4" office:value-type="string">
            <text:p>#5 Recherche modules adaptable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2.4 </text:p>
          </table:table-cell>
          <table:table-cell table:style-name="ce4" office:value-type="string">
            <text:p>#4 Listing applis et matériels existant sur même theme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2.5 </text:p>
          </table:table-cell>
          <table:table-cell table:style-name="ce4" office:value-type="string">
            <text:p>#31 Etuge de la gestion énergétiqu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1 </text:p>
          </table:table-cell>
          <table:table-cell table:style-name="ce4" office:value-type="string">
            <text:p>#14 Achat / Acquisi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1.3.2 </text:p>
          </table:table-cell>
          <table:table-cell table:style-name="ce4" office:value-type="string">
            <text:p>#12 Financement / Validation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1.3.3 </text:p>
          </table:table-cell>
          <table:table-cell table:style-name="ce4" office:value-type="string">
            <text:p>#11 Définition des besoins matériels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1 </text:p>
          </table:table-cell>
          <table:table-cell table:style-name="ce4" office:value-type="string">
            <text:p>#36 Relevé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1</text:p>
          </table:table-cell>
          <table:table-cell table:style-name="ce3" office:value-type="string">
            <text:p>2.1.2 </text:p>
          </table:table-cell>
          <table:table-cell table:style-name="ce4" office:value-type="string">
            <text:p>#37 Analyse/Etude Signal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1 </text:p>
          </table:table-cell>
          <table:table-cell table:style-name="ce4" office:value-type="string">
            <text:p>#38 Conception Ampli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2.2 </text:p>
          </table:table-cell>
          <table:table-cell table:style-name="ce4" office:value-type="string">
            <text:p>#39 Simulation Circuit (Orcad)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1 </text:p>
          </table:table-cell>
          <table:table-cell table:style-name="ce4" office:value-type="string">
            <text:p>#40 Appro Matos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3.2 </text:p>
          </table:table-cell>
          <table:table-cell table:style-name="ce4" office:value-type="string">
            <text:p>#41 Assemblage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2.4.1 </text:p>
          </table:table-cell>
          <table:table-cell table:style-name="ce4" office:value-type="string">
            <text:p>#42 Simu Proto1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4.2 </text:p>
          </table:table-cell>
          <table:table-cell table:style-name="ce4" office:value-type="string">
            <text:p>#43 Simu Proto2 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2.5.1 </text:p>
          </table:table-cell>
          <table:table-cell table:style-name="ce4" office:value-type="string">
            <text:p>#44 Dessin Typon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2.5.2 </text:p>
          </table:table-cell>
          <table:table-cell table:style-name="ce4" office:value-type="string">
            <text:p>#45 Appro/Fab C.I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1.1 </text:p>
          </table:table-cell>
          <table:table-cell table:style-name="ce4" office:value-type="string">
            <text:p>#46 Conception Logiciel Arduino 12B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2 </text:p>
          </table:table-cell>
          <table:table-cell table:style-name="ce4" office:value-type="string">
            <text:p>#47 Fab Ampli1 (amp+Ard+Hp)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3.1.3 </text:p>
          </table:table-cell>
          <table:table-cell table:style-name="ce4" office:value-type="string">
            <text:p>#48 Simulation Ampli1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1 </text:p>
          </table:table-cell>
          <table:table-cell table:style-name="ce4" office:value-type="string">
            <text:p>#49 Fab Ampli2 - Aop RtoR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2.2 </text:p>
          </table:table-cell>
          <table:table-cell table:style-name="ce4" office:value-type="string">
            <text:p>#50 Simulation Ampli2 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3.3.1 </text:p>
          </table:table-cell>
          <table:table-cell table:style-name="ce4" office:value-type="string">
            <text:p>#51 Conception Logiciel Arduino 24B 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3" office:value-type="string">
            <text:p>3.3.2 </text:p>
          </table:table-cell>
          <table:table-cell table:style-name="ce4" office:value-type="string">
            <text:p>#52 Simulation Ampli3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1 </text:p>
          </table:table-cell>
          <table:table-cell table:style-name="ce4" office:value-type="string">
            <text:p>#53 Brochage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1.2 </text:p>
          </table:table-cell>
          <table:table-cell table:style-name="ce4" office:value-type="string">
            <text:p>#54 Soudures Shield Wifi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1 </text:p>
          </table:table-cell>
          <table:table-cell table:style-name="ce4" office:value-type="string">
            <text:p>#55 Definition Mode de connex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2 </text:p>
          </table:table-cell>
          <table:table-cell table:style-name="ce4" office:value-type="string">
            <text:p>#56 @ip/DHC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3 </text:p>
          </table:table-cell>
          <table:table-cell table:style-name="ce4" office:value-type="string">
            <text:p>#57 Definition Port com (&gt;1023)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4 </text:p>
          </table:table-cell>
          <table:table-cell table:style-name="ce4" office:value-type="string">
            <text:p>#60 Réalisation schéma réseau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5 </text:p>
          </table:table-cell>
          <table:table-cell table:style-name="ce4" office:value-type="string">
            <text:p>#73 Utilisation nc - com pc1/pc2 filaire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2</text:p>
          </table:table-cell>
          <table:table-cell table:style-name="ce3" office:value-type="string">
            <text:p>4.2.6 </text:p>
          </table:table-cell>
          <table:table-cell table:style-name="ce4" office:value-type="string">
            <text:p>#74 Utilisation nc - com pc1/pc2 wifi 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2.7 </text:p>
          </table:table-cell>
          <table:table-cell table:style-name="ce4" office:value-type="string">
            <text:p>#75 Utilisation nc - com moduleWifly/pc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1 </text:p>
          </table:table-cell>
          <table:table-cell table:style-name="ce4" office:value-type="string">
            <text:p>#58 Prog Mode Connexion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4.3.2 </text:p>
          </table:table-cell>
          <table:table-cell table:style-name="ce4" office:value-type="string">
            <text:p>#59 Transmission Data uC/Cart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1 </text:p>
          </table:table-cell>
          <table:table-cell table:style-name="ce4" office:value-type="string">
            <text:p>#66 Définition des besoins appli smar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1.2 </text:p>
          </table:table-cell>
          <table:table-cell table:style-name="ce4" office:value-type="string">
            <text:p>#67 mock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5.2.1 </text:p>
          </table:table-cell>
          <table:table-cell table:style-name="ce4" office:value-type="string">
            <text:p>#64 Création vue config réseau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5.2.2 </text:p>
          </table:table-cell>
          <table:table-cell table:style-name="ce4" office:value-type="string">
            <text:p>#65 Connexion module guitar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1.1 </text:p>
          </table:table-cell>
          <table:table-cell table:style-name="ce4" office:value-type="string">
            <text:p>#61 WidGet Signal(Graph)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6.1.2 </text:p>
          </table:table-cell>
          <table:table-cell table:style-name="ce4" office:value-type="string">
            <text:p>#62 Validation reception en consol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6.2.1 </text:p>
          </table:table-cell>
          <table:table-cell table:style-name="ce4" office:value-type="string">
            <text:p>#63 Son vers Sortie Casque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1.1 </text:p>
          </table:table-cell>
          <table:table-cell table:style-name="ce4" office:value-type="string">
            <text:p>#69 Création vue Stockage/enregistrement 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2</text:p>
          </table:table-cell>
          <table:table-cell table:style-name="ce4" office:value-type="string">
            <text:p>IHM Avancee 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print 4</text:p>
          </table:table-cell>
          <table:table-cell table:style-name="ce3" office:value-type="string">
            <text:p>7.2.1 </text:p>
          </table:table-cell>
          <table:table-cell table:style-name="ce4" office:value-type="string">
            <text:p>#68 Définition des besoins des fonctions sup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4</text:p>
          </table:table-cell>
          <table:table-cell table:style-name="ce4" office:value-type="string">
            <text:p>Conception UML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1 </text:p>
          </table:table-cell>
          <table:table-cell table:style-name="ce4" office:value-type="string">
            <text:p>#70 Diagramme cas d'utilisation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2 </text:p>
          </table:table-cell>
          <table:table-cell table:style-name="ce4" office:value-type="string">
            <text:p>#71 Diagramme séquence/activité 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 table:style-name="ce3" office:value-type="string">
            <text:p>8.1.3 </text:p>
          </table:table-cell>
          <table:table-cell table:style-name="ce4" office:value-type="string">
            <text:p>#72 Diagramme de classe 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Sprint 4</text:p>
          </table:table-cell>
          <table:table-cell/>
          <table:table-cell office:value-type="string">
            <text:p>Rédaction rappor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print 3</text:p>
          </table:table-cell>
          <table:table-cell/>
          <table:table-cell office:value-type="string">
            <text:p>apprentissage nouveau module wifi</text:p>
          </table:table-cell>
          <table:table-cell office:value-type="float" office:value="5">
            <text:p>5</text:p>
          </table:table-cell>
        </table:table-row>
        <table:table-row table:style-name="ro2" table:number-rows-repeated="9">
          <table:table-cell table:number-columns-repeated="4"/>
        </table:table-row>
        <table:table-row table:style-name="ro2">
          <table:table-cell table:number-columns-repeated="3"/>
          <table:table-cell table:formula="of:=SUM([.D2:.D67])" office:value-type="float" office:value="208">
            <text:p>208</text:p>
          </table:table-cell>
        </table:table-row>
        <table:table-row table:style-name="ro2" table:number-rows-repeated="104850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acklog général" table:style-name="ta1">
        <office:forms form:automatic-focus="false" form:apply-design-mode="false"/>
        <table:shapes>
          <draw:frame draw:z-index="0" draw:style-name="gr1" svg:width="11.309cm" svg:height="5.703cm" svg:x="17.303cm" svg:y="21.439cm">
            <draw:object draw:notify-on-update-of-ranges="'backlog général'.G44:'backlog général'.G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8.983cm" svg:x="23.858cm" svg:y="16.731cm">
            <draw:object draw:notify-on-update-of-ranges="'backlog général'.H44:'backlog général'.H49 'backlog général'.I43:'backlog général'.I43 'backlog général'.I44:'backlog général'.I49 'backlog général'.J43:'backlog général'.J43 'backlog général'.J44:'backlog général'.J4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2">
          <table:table-cell/>
          <table:table-cell table:style-name="ce33" table:number-columns-repeated="2"/>
          <table:table-cell table:number-columns-repeated="7"/>
        </table:table-row>
        <table:table-row table:style-name="ro3">
          <table:table-cell table:style-name="ce32"/>
          <table:table-cell table:style-name="ce34" office:value-type="string">
            <text:p>Tâches</text:p>
          </table:table-cell>
          <table:table-cell table:style-name="ce34" office:value-type="string">
            <text:p>poids</text:p>
          </table:table-cell>
          <table:table-cell office:value-type="string">
            <text:p>Total Sprint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1.1 </text:p>
          </table:table-cell>
          <table:table-cell table:style-name="ce33" office:value-type="string">
            <text:p>#35 Creation CdC </text:p>
          </table:table-cell>
          <table:table-cell table:style-name="ce33" office:value-type="float" office:value="3">
            <text:p>3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1.2 </text:p>
          </table:table-cell>
          <table:table-cell table:style-name="ce33" office:value-type="string">
            <text:p>#3 Validation CdC tuteur </text:p>
          </table:table-cell>
          <table:table-cell table:style-name="ce33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1.3 </text:p>
          </table:table-cell>
          <table:table-cell table:style-name="ce35" office:value-type="string">
            <text:p>#2 Cadrage </text:p>
          </table:table-cell>
          <table:table-cell table:style-name="ce35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1.4 </text:p>
          </table:table-cell>
          <table:table-cell table:style-name="ce35" office:value-type="string">
            <text:p>#28 Ajout des premières tâches dans github </text:p>
          </table:table-cell>
          <table:table-cell table:style-name="ce35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1.5 </text:p>
          </table:table-cell>
          <table:table-cell table:style-name="ce35" office:value-type="string">
            <text:p>#1 Renseigner outils de suivi </text:p>
          </table:table-cell>
          <table:table-cell table:style-name="ce35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2.1 </text:p>
          </table:table-cell>
          <table:table-cell table:style-name="ce35" office:value-type="string">
            <text:p>#30 Identification interface guitare </text:p>
          </table:table-cell>
          <table:table-cell table:style-name="ce35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2.2 </text:p>
          </table:table-cell>
          <table:table-cell table:style-name="ce35" office:value-type="string">
            <text:p>#29 Identifier les diverses modules sans fil </text:p>
          </table:table-cell>
          <table:table-cell table:style-name="ce35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2.3 </text:p>
          </table:table-cell>
          <table:table-cell table:style-name="ce35" office:value-type="string">
            <text:p>#5 Recherche modules adaptables </text:p>
          </table:table-cell>
          <table:table-cell table:style-name="ce35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2.4 </text:p>
          </table:table-cell>
          <table:table-cell table:style-name="ce35" office:value-type="string">
            <text:p>#4 Listing applis et matériels existant sur même theme </text:p>
          </table:table-cell>
          <table:table-cell table:style-name="ce35" office:value-type="float" office:value="1">
            <text:p>1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3.3 </text:p>
          </table:table-cell>
          <table:table-cell table:style-name="ce35" office:value-type="string">
            <text:p>#11 Définition des besoins matériels </text:p>
          </table:table-cell>
          <table:table-cell table:style-name="ce35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2.1.1 </text:p>
          </table:table-cell>
          <table:table-cell table:style-name="ce35" office:value-type="string">
            <text:p>#36 Relevé </text:p>
          </table:table-cell>
          <table:table-cell table:style-name="ce35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2.1.2 </text:p>
          </table:table-cell>
          <table:table-cell table:style-name="ce35" office:value-type="string">
            <text:p>#37 Analyse/Etude Signal </text:p>
          </table:table-cell>
          <table:table-cell table:style-name="ce35" office:value-type="float" office:value="2">
            <text:p>2</text:p>
          </table:table-cell>
          <table:table-cell office:value-type="string">
            <text:p>Sprint 1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3.1 </text:p>
          </table:table-cell>
          <table:table-cell table:style-name="ce35" office:value-type="string">
            <text:p>#14 Achat / Acquisition </text:p>
          </table:table-cell>
          <table:table-cell table:style-name="ce35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1.3.2 </text:p>
          </table:table-cell>
          <table:table-cell table:style-name="ce35" office:value-type="string">
            <text:p>#12 Financement / Validation </text:p>
          </table:table-cell>
          <table:table-cell table:style-name="ce35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2.2.1 </text:p>
          </table:table-cell>
          <table:table-cell table:style-name="ce35" office:value-type="string">
            <text:p>#38 Conception Ampli (ORcad) </text:p>
          </table:table-cell>
          <table:table-cell table:style-name="ce35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2.2.2 </text:p>
          </table:table-cell>
          <table:table-cell table:style-name="ce35" office:value-type="string">
            <text:p>#39 Simulation Circuit (Orcad) </text:p>
          </table:table-cell>
          <table:table-cell table:style-name="ce35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2.3.1 </text:p>
          </table:table-cell>
          <table:table-cell table:style-name="ce35" office:value-type="string">
            <text:p>#40 Appro Matos </text:p>
          </table:table-cell>
          <table:table-cell table:style-name="ce35" office:value-type="float" office:value="1">
            <text:p>1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2.3.2 </text:p>
          </table:table-cell>
          <table:table-cell table:style-name="ce35" office:value-type="string">
            <text:p>#41 Assemblage </text:p>
          </table:table-cell>
          <table:table-cell table:style-name="ce35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2.4.1 </text:p>
          </table:table-cell>
          <table:table-cell table:style-name="ce35" office:value-type="string">
            <text:p>#42 Simu Proto1 </text:p>
          </table:table-cell>
          <table:table-cell table:style-name="ce35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3.1.2 </text:p>
          </table:table-cell>
          <table:table-cell table:style-name="ce35" office:value-type="string">
            <text:p>#47 Fab Ampli1 (amp+Ard+Hp) </text:p>
          </table:table-cell>
          <table:table-cell table:style-name="ce35" office:value-type="float" office:value="5">
            <text:p>5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3.1.3 </text:p>
          </table:table-cell>
          <table:table-cell table:style-name="ce35" office:value-type="string">
            <text:p>#48 Simulation Ampli1 </text:p>
          </table:table-cell>
          <table:table-cell table:style-name="ce35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4.1.1 </text:p>
          </table:table-cell>
          <table:table-cell table:style-name="ce35" office:value-type="string">
            <text:p>#53 Brochage Shield Wifi </text:p>
          </table:table-cell>
          <table:table-cell table:style-name="ce35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4.1.2 </text:p>
          </table:table-cell>
          <table:table-cell table:style-name="ce35" office:value-type="string">
            <text:p>#54 Soudures Shield Wifi </text:p>
          </table:table-cell>
          <table:table-cell table:style-name="ce35" office:value-type="float" office:value="3">
            <text:p>3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4.2.5 </text:p>
          </table:table-cell>
          <table:table-cell table:style-name="ce35" office:value-type="string">
            <text:p>#73 Utilisation nc - com pc1/pc2 filaire </text:p>
          </table:table-cell>
          <table:table-cell table:style-name="ce35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4.2.6 </text:p>
          </table:table-cell>
          <table:table-cell table:style-name="ce35" office:value-type="string">
            <text:p>#74 Utilisation nc - com pc1/pc2 wifi </text:p>
          </table:table-cell>
          <table:table-cell table:style-name="ce35" office:value-type="float" office:value="2">
            <text:p>2</text:p>
          </table:table-cell>
          <table:table-cell office:value-type="string">
            <text:p>Sprint 2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4.2.2 </text:p>
          </table:table-cell>
          <table:table-cell office:value-type="string">
            <text:p>#56 @ip/DHCP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4.2.3 </text:p>
          </table:table-cell>
          <table:table-cell office:value-type="string">
            <text:p>#57 Definition Port com (&gt;1023) </text:p>
          </table:table-cell>
          <table:table-cell office:value-type="float" office:value="1">
            <text:p>1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4.2.4 </text:p>
          </table:table-cell>
          <table:table-cell office:value-type="string">
            <text:p>#60 Diagramme de déploiement</text:p>
          </table:table-cell>
          <table:table-cell office:value-type="float" office:value="2">
            <text:p>2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8.1.1 </text:p>
          </table:table-cell>
          <table:table-cell office:value-type="string">
            <text:p>#70 Diagramme cas d'utilisation </text:p>
          </table:table-cell>
          <table:table-cell office:value-type="float" office:value="3">
            <text:p>3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78 apprentissage nouveau module wifi</text:p>
          </table:table-cell>
          <table:table-cell office:value-type="float" office:value="8">
            <text:p>8</text:p>
          </table:table-cell>
          <table:table-cell office:value-type="string">
            <text:p>Sprint 3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5 Création class diffusi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32"/>
          <table:table-cell office:value-type="string">
            <text:p>#55 Definition Mode de connexion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32"/>
          <table:table-cell office:value-type="string">
            <text:p>#63 Son vers Sortie Casqu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32"/>
          <table:table-cell office:value-type="string">
            <text:p>#66 Définition des besoins apli smart</text:p>
          </table:table-cell>
          <table:table-cell office:value-type="float" office:value="2">
            <text:p>2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32"/>
          <table:table-cell office:value-type="string">
            <text:p>#67 création mockup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32"/>
          <table:table-cell office:value-type="string">
            <text:p>#65 Connexion module guitare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32"/>
          <table:table-cell office:value-type="string">
            <text:p>#62 Validation reception en console 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32"/>
          <table:table-cell office:value-type="string">
            <text:p>#80 affichage toast pour chaque bouton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32"/>
          <table:table-cell office:value-type="string">
            <text:p>#71 Diagramme séquenc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 table:style-name="ce32"/>
          <table:table-cell office:value-type="string">
            <text:p>#72 Diagramme de classe 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2"/>
          <table:table-cell office:value-type="string">
            <text:p>points restant</text:p>
          </table:table-cell>
          <table:table-cell office:value-type="string">
            <text:p>Sprints</text:p>
          </table:table-cell>
          <table:table-cell office:value-type="string">
            <text:p>Réalisé</text:p>
          </table:table-cell>
          <table:table-cell office:value-type="string">
            <text:p>Théorique</text:p>
          </table:table-cell>
        </table:table-row>
        <table:table-row table:style-name="ro2">
          <table:table-cell table:style-name="ce32"/>
          <table:table-cell office:value-type="string">
            <text:p>#77 Envoi texte vers rs232 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2"/>
          <table:table-cell table:formula="of:=[.C68]" office:value-type="float" office:value="262">
            <text:p>262</text:p>
          </table:table-cell>
          <table:table-cell table:number-columns-repeated="3" table:style-name="ce37" office:value-type="float" office:value="0">
            <text:p>0</text:p>
          </table:table-cell>
        </table:table-row>
        <table:table-row table:style-name="ro5">
          <table:table-cell table:style-name="ce32"/>
          <table:table-cell office:value-type="string">
            <text:p>#79 Envoi vers rs 232 échantillonnage sur 8bits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1</text:p>
          </table:table-cell>
          <table:table-cell table:formula="of:=[.G44]-['Sprint 1'.R15]" office:value-type="float" office:value="246">
            <text:p>246</text:p>
          </table:table-cell>
          <table:table-cell table:style-name="ce37" office:value-type="float" office:value="1">
            <text:p>1</text:p>
          </table:table-cell>
          <table:table-cell table:style-name="ce37" table:formula="of:=[.$G$44]-[.G45]" office:value-type="float" office:value="16">
            <text:p>16</text:p>
          </table:table-cell>
          <table:table-cell table:style-name="ce37" table:formula="of:=[.G44]/5" office:value-type="float" office:value="52.4">
            <text:p>52,4</text:p>
          </table:table-cell>
        </table:table-row>
        <table:table-row table:style-name="ro1">
          <table:table-cell table:style-name="ce32"/>
          <table:table-cell office:value-type="string">
            <text:p>#81 création class écoute(socket si tcp)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2</text:p>
          </table:table-cell>
          <table:table-cell table:formula="of:=[.G45]-['Sprint 2'.R16]" office:value-type="float" office:value="211">
            <text:p>211</text:p>
          </table:table-cell>
          <table:table-cell table:style-name="ce37" office:value-type="float" office:value="2">
            <text:p>2</text:p>
          </table:table-cell>
          <table:table-cell table:style-name="ce37" table:formula="of:=[.$G$44]-[.G46]" office:value-type="float" office:value="51">
            <text:p>51</text:p>
          </table:table-cell>
          <table:table-cell table:style-name="ce37" table:formula="of:=[.$G$44]/5+[.J45]" office:value-type="float" office:value="104.8">
            <text:p>104,8</text:p>
          </table:table-cell>
        </table:table-row>
        <table:table-row table:style-name="ro1">
          <table:table-cell table:style-name="ce32"/>
          <table:table-cell office:value-type="string">
            <text:p>#82 affichage texte en provenance arduino dans log.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/>
          <table:table-cell office:value-type="string">
            <text:p>Sprint 3</text:p>
          </table:table-cell>
          <table:table-cell table:formula="of:=[.G46]-['Sprint 3'.R9]" office:value-type="float" office:value="191">
            <text:p>191</text:p>
          </table:table-cell>
          <table:table-cell table:style-name="ce37" office:value-type="float" office:value="3">
            <text:p>3</text:p>
          </table:table-cell>
          <table:table-cell table:style-name="ce37" table:formula="of:=[.$G$44]-[.G47]" office:value-type="float" office:value="71">
            <text:p>71</text:p>
          </table:table-cell>
          <table:table-cell table:style-name="ce37" table:formula="of:=[.$G$44]/5+[.J46]" office:value-type="float" office:value="157.2">
            <text:p>157,2</text:p>
          </table:table-cell>
        </table:table-row>
        <table:table-row table:style-name="ro1">
          <table:table-cell/>
          <table:table-cell office:value-type="string">
            <text:p>#88 Installer SDK Andoird + Eclips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/>
          <table:table-cell office:value-type="string">
            <text:p>Sprint 4</text:p>
          </table:table-cell>
          <table:table-cell table:formula="of:=[.G47]-['Sprint 4'.R28]" office:value-type="float" office:value="70">
            <text:p>70</text:p>
          </table:table-cell>
          <table:table-cell table:style-name="ce37" office:value-type="float" office:value="4">
            <text:p>4</text:p>
          </table:table-cell>
          <table:table-cell table:style-name="ce37" table:formula="of:=[.$G$44]-[.G48]" office:value-type="float" office:value="192">
            <text:p>192</text:p>
          </table:table-cell>
          <table:table-cell table:style-name="ce37" table:formula="of:=[.$G$44]/5+[.J47]" office:value-type="float" office:value="209.6">
            <text:p>209,6</text:p>
          </table:table-cell>
        </table:table-row>
        <table:table-row table:style-name="ro2">
          <table:table-cell/>
          <table:table-cell office:value-type="string">
            <text:p>#89 Apprentissage Android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/>
          <table:table-cell office:value-type="string">
            <text:p>Sprint 5</text:p>
          </table:table-cell>
          <table:table-cell table:formula="of:=[.G48]-['Sprint 5'.R29]" office:value-type="float" office:value="70">
            <text:p>70</text:p>
          </table:table-cell>
          <table:table-cell table:style-name="ce37" office:value-type="float" office:value="5">
            <text:p>5</text:p>
          </table:table-cell>
          <table:table-cell table:style-name="ce37" table:formula="of:=[.$G$44]-[.G49]" office:value-type="float" office:value="192">
            <text:p>192</text:p>
          </table:table-cell>
          <table:table-cell table:style-name="ce37" table:formula="of:=[.$G$44]/5+[.J48]" office:value-type="float" office:value="262">
            <text:p>262</text:p>
          </table:table-cell>
        </table:table-row>
        <table:table-row table:style-name="ro3">
          <table:table-cell/>
          <table:table-cell office:value-type="string">
            <text:p>#90 Affichage texte en provenance wifi sur fenêtre log appli Android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office:value-type="float" office:value="8">
            <text:p>8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office:value-type="float" office:value="1">
            <text:p>1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93 Création fonction configuration Arduino DPAC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office:value-type="float" office:value="3">
            <text:p>3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95 Mise en place horloge échantillonnage arduino</text:p>
          </table:table-cell>
          <table:table-cell office:value-type="float" office:value="5">
            <text:p>5</text:p>
          </table:table-cell>
          <table:table-cell office:value-type="string">
            <text:p>Sprint 4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5.2.1 </text:p>
          </table:table-cell>
          <table:table-cell office:value-type="string">
            <text:p>#64 Création vue config réseau 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6.1.1 </text:p>
          </table:table-cell>
          <table:table-cell office:value-type="string">
            <text:p>#61 WidGet Signal(Graph)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7.2.2</text:p>
          </table:table-cell>
          <table:table-cell office:value-type="string">
            <text:p>#96 mockup IHM avancée</text:p>
          </table:table-cell>
          <table:table-cell office:value-type="float" office:value="5">
            <text:p>5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32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#96 Rédaction rapport</text:p>
          </table:table-cell>
          <table:table-cell office:value-type="float" office:value="3">
            <text:p>3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31 Etuge de la gestion énergétique 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3 Modification AOP RtoR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6 Création class traitement signal(data 8bits vers 12bits)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87 Résoudre problèmatique de l'horloge Arduino/Android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3">
          <table:table-cell table:style-name="ce32"/>
          <table:table-cell office:value-type="string">
            <text:p>#84 Achat antenne pour dpac</text:p>
          </table:table-cell>
          <table:table-cell office:value-type="float" office:value="1">
            <text:p>1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2">
          <table:table-cell table:style-name="ce32"/>
          <table:table-cell office:value-type="string">
            <text:p>#76 Fonction échantillonnage 12bit vers 2x8bits.</text:p>
          </table:table-cell>
          <table:table-cell office:value-type="float" office:value="8">
            <text:p>8</text:p>
          </table:table-cell>
          <table:table-cell office:value-type="string">
            <text:p>Sprint 5</text:p>
          </table:table-cell>
          <table:table-cell table:number-columns-repeated="6"/>
        </table:table-row>
        <table:table-row table:style-name="ro2">
          <table:table-cell/>
          <table:table-cell table:style-name="ce36" office:value-type="string">
            <text:p>Total points</text:p>
          </table:table-cell>
          <table:table-cell table:style-name="ce36" table:formula="of:=SUM([.C3:.C67])" office:value-type="float" office:value="262">
            <text:p>262</text:p>
          </table:table-cell>
          <table:table-cell table:number-columns-repeated="7"/>
        </table:table-row>
        <table:table-row table:style-name="ro2" table:number-rows-repeated="104850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print 1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3">
          <table:table-cell table:style-name="ce9" office:value-type="string" table:number-columns-spanned="18" table:number-rows-spanned="1">
            <text:p>SPRINT 1</text:p>
          </table:table-cell>
          <table:covered-table-cell table:style-name="ce1"/>
          <table:covered-table-cell table:style-name="ce6"/>
          <table:covered-table-cell table:number-columns-repeated="15"/>
          <table:table-cell/>
        </table:table-row>
        <table:table-row table:style-name="ro3">
          <table:table-cell table:style-name="ce10"/>
          <table:table-cell table:style-name="ce11" office:value-type="string">
            <text:p>Tâches</text:p>
          </table:table-cell>
          <table:table-cell table:style-name="ce15" office:value-type="string">
            <text:p>poids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0">
            <text:p>10</text:p>
          </table:table-cell>
          <table:table-cell table:style-name="ce17" office:value-type="float" office:value="11">
            <text:p>11</text:p>
          </table:table-cell>
          <table:table-cell table:style-name="ce17" office:value-type="float" office:value="12">
            <text:p>12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14">
            <text:p>14</text:p>
          </table:table-cell>
          <table:table-cell table:style-name="ce18" office:value-type="string">
            <text:p>sprint result</text:p>
          </table:table-cell>
          <table:table-cell/>
        </table:table-row>
        <table:table-row table:style-name="ro3">
          <table:table-cell table:style-name="ce10" office:value-type="string">
            <text:p>1.1.1 </text:p>
          </table:table-cell>
          <table:table-cell table:style-name="ce12" office:value-type="string">
            <text:p>#35 Creation CdC </text:p>
          </table:table-cell>
          <table:table-cell table:style-name="ce15" office:value-type="float" office:value="3">
            <text:p>3</text:p>
          </table:table-cell>
          <table:table-cell table:style-name="ce17" table:number-columns-repeated="9"/>
          <table:table-cell table:number-columns-repeated="5" table:style-name="ce17" office:value-type="string">
            <text:p>X</text:p>
          </table:table-cell>
          <table:table-cell table:style-name="ce15" office:value-type="float" office:value="0">
            <text:p>0</text:p>
          </table:table-cell>
          <table:table-cell/>
        </table:table-row>
        <table:table-row table:style-name="ro3">
          <table:table-cell table:style-name="ce10" office:value-type="string">
            <text:p>1.1.2 </text:p>
          </table:table-cell>
          <table:table-cell table:style-name="ce12" office:value-type="string">
            <text:p>#3 Validation CdC tuteur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14"/>
          <table:table-cell table:style-name="ce15" office:value-type="float" office:value="0">
            <text:p>0</text:p>
          </table:table-cell>
          <table:table-cell/>
        </table:table-row>
        <table:table-row table:style-name="ro3">
          <table:table-cell table:style-name="ce10" office:value-type="string">
            <text:p>1.1.3 </text:p>
          </table:table-cell>
          <table:table-cell table:style-name="ce13" office:value-type="string">
            <text:p>#2 Cadrage </text:p>
          </table:table-cell>
          <table:table-cell table:style-name="ce15" office:value-type="float" office:value="2">
            <text:p>2</text:p>
          </table:table-cell>
          <table:table-cell table:style-name="ce17" office:value-type="string">
            <text:p>X</text:p>
          </table:table-cell>
          <table:table-cell table:style-name="ce17" table:number-columns-repeated="13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1.4 </text:p>
          </table:table-cell>
          <table:table-cell table:style-name="ce13" office:value-type="string">
            <text:p>#28 Ajout des premières tâches dans github </text:p>
          </table:table-cell>
          <table:table-cell table:style-name="ce15" office:value-type="float" office:value="2">
            <text:p>2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12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1.5 </text:p>
          </table:table-cell>
          <table:table-cell table:style-name="ce13" office:value-type="string">
            <text:p>#1 Renseigner outils de suivi </text:p>
          </table:table-cell>
          <table:table-cell table:style-name="ce15" office:value-type="float" office:value="1">
            <text:p>1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12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1 </text:p>
          </table:table-cell>
          <table:table-cell table:style-name="ce13" office:value-type="string">
            <text:p>#30 Identification interface guitare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1.2.2 </text:p>
          </table:table-cell>
          <table:table-cell table:style-name="ce13" office:value-type="string">
            <text:p>#29 Identifier les diverses modules sans fil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3 </text:p>
          </table:table-cell>
          <table:table-cell table:style-name="ce13" office:value-type="string">
            <text:p>#5 Recherche modules adaptables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2.4 </text:p>
          </table:table-cell>
          <table:table-cell table:style-name="ce13" office:value-type="string">
            <text:p>#4 Listing applis et matériels existant sur même theme </text:p>
          </table:table-cell>
          <table:table-cell table:style-name="ce15" office:value-type="float" office:value="1">
            <text:p>1</text:p>
          </table:table-cell>
          <table:table-cell table:style-name="ce17" table:number-columns-repeated="3"/>
          <table:table-cell table:style-name="ce17" office:value-type="string">
            <text:p>X</text:p>
          </table:table-cell>
          <table:table-cell table:style-name="ce17" table:number-columns-repeated="10"/>
          <table:table-cell table:style-name="ce15" office:value-type="float" office:value="1">
            <text:p>1</text:p>
          </table:table-cell>
          <table:table-cell/>
        </table:table-row>
        <table:table-row table:style-name="ro3">
          <table:table-cell table:style-name="ce10" office:value-type="string">
            <text:p>1.3.3 </text:p>
          </table:table-cell>
          <table:table-cell table:style-name="ce13" office:value-type="string">
            <text:p>#11 Définition des besoins matériels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3"/>
          <table:table-cell table:number-columns-repeated="3" table:style-name="ce17" office:value-type="string">
            <text:p>X</text:p>
          </table:table-cell>
          <table:table-cell table:style-name="ce17" table:number-columns-repeated="8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2.1.1 </text:p>
          </table:table-cell>
          <table:table-cell table:style-name="ce13" office:value-type="string">
            <text:p>#36 Relevé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7"/>
          <table:table-cell table:style-name="ce15" office:value-type="float" office:value="2">
            <text:p>2</text:p>
          </table:table-cell>
          <table:table-cell/>
        </table:table-row>
        <table:table-row table:style-name="ro3">
          <table:table-cell table:style-name="ce10" office:value-type="string">
            <text:p>2.1.2 </text:p>
          </table:table-cell>
          <table:table-cell table:style-name="ce13" office:value-type="string">
            <text:p>#37 Analyse/Etude Signal </text:p>
          </table:table-cell>
          <table:table-cell table:style-name="ce15" office:value-type="float" office:value="2">
            <text:p>2</text:p>
          </table:table-cell>
          <table:table-cell table:style-name="ce17" table:number-columns-repeated="7"/>
          <table:table-cell table:number-columns-repeated="2" table:style-name="ce17" office:value-type="string">
            <text:p>X</text:p>
          </table:table-cell>
          <table:table-cell table:style-name="ce17" table:number-columns-repeated="5"/>
          <table:table-cell table:style-name="ce15"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14" office:value-type="string">
            <text:p>Objectif </text:p>
          </table:table-cell>
          <table:table-cell table:style-name="ce16" table:formula="of:=SUM([.C3:.C14])" office:value-type="float" office:value="20">
            <text:p>20</text:p>
          </table:table-cell>
          <table:table-cell table:number-columns-repeated="13"/>
          <table:table-cell table:style-name="ce14" office:value-type="string">
            <text:p>Total réalisé</text:p>
          </table:table-cell>
          <table:table-cell table:style-name="ce19" table:formula="of:=SUM([.R3:.R14])" office:value-type="float" office:value="16">
            <text:p>16</text:p>
          </table:table-cell>
          <table:table-cell table:style-name="ce6"/>
        </table:table-row>
        <table:table-row table:style-name="ro2">
          <table:table-cell table:number-columns-repeated="16"/>
          <table:table-cell table:style-name="ce14" office:value-type="string">
            <text:p>% Réalisé</text:p>
          </table:table-cell>
          <table:table-cell table:style-name="ce20" table:formula="of:=[.R15]/[.C15]" office:value-type="percentage" office:value="0.8">
            <text:p>80%</text:p>
          </table:table-cell>
          <table:table-cell/>
        </table:table-row>
        <table:table-row table:style-name="ro2">
          <table:table-cell table:number-columns-repeated="16"/>
          <table:table-cell table:style-name="ce14" office:value-type="string">
            <text:p>Avancement / total</text:p>
          </table:table-cell>
          <table:table-cell table:style-name="ce21" table:formula="of:=[.R15]/[.R18]" office:value-type="percentage" office:value="0.0610687022900763">
            <text:p>6,11%</text:p>
          </table:table-cell>
          <table:table-cell/>
        </table:table-row>
        <table:table-row table:style-name="ro2">
          <table:table-cell table:number-columns-repeated="16"/>
          <table:table-cell table:style-name="ce14" office:value-type="string">
            <text:p>TOTAL PROJET </text:p>
          </table:table-cell>
          <table:table-cell table:style-name="ce19" table:formula="of:=['backlog général'.C68]" office:value-type="float" office:value="262">
            <text:p>262</text:p>
          </table:table-cell>
          <table:table-cell/>
        </table:table-row>
        <table:table-row table:style-name="ro2" table:number-rows-repeated="1048557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2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3">
          <table:table-cell table:style-name="ce38" office:value-type="string" table:number-columns-spanned="18" table:number-rows-spanned="1">
            <text:p>SPRINT 2</text:p>
          </table:table-cell>
          <table:covered-table-cell table:style-name="ce34"/>
          <table:covered-table-cell table:style-name="ce37"/>
          <table:covered-table-cell table:number-columns-repeated="14"/>
          <table:covered-table-cell table:style-name="ce36"/>
          <table:table-cell/>
        </table:table-row>
        <table:table-row table:style-name="ro3">
          <table:table-cell table:style-name="ce29"/>
          <table:table-cell table:style-name="ce39" office:value-type="string">
            <text:p>Tâches</text:p>
          </table:table-cell>
          <table:table-cell table:style-name="ce41"/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8">
            <text:p>8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11">
            <text:p>1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4">
            <text:p>14</text:p>
          </table:table-cell>
          <table:table-cell table:style-name="ce43" office:value-type="string">
            <text:p>sprint result</text:p>
          </table:table-cell>
          <table:table-cell/>
        </table:table-row>
        <table:table-row table:style-name="ro3">
          <table:table-cell table:style-name="ce29" office:value-type="string">
            <text:p>1.3.1 </text:p>
          </table:table-cell>
          <table:table-cell table:style-name="ce30" office:value-type="string">
            <text:p>#14 Achat / Acquisition </text:p>
          </table:table-cell>
          <table:table-cell table:style-name="ce41" office:value-type="float" office:value="1">
            <text:p>1</text:p>
          </table:table-cell>
          <table:table-cell table:style-name="ce26" table:number-columns-repeated="12"/>
          <table:table-cell table:number-columns-repeated="2" table:style-name="ce26" office:value-type="string">
            <text:p>X</text:p>
          </table:table-cell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1.3.2 </text:p>
          </table:table-cell>
          <table:table-cell table:style-name="ce30" office:value-type="string">
            <text:p>#12 Financement / Validation </text:p>
          </table:table-cell>
          <table:table-cell table:style-name="ce41" office:value-type="float" office:value="1">
            <text:p>1</text:p>
          </table:table-cell>
          <table:table-cell table:style-name="ce26" office:value-type="string">
            <text:p>X</text:p>
          </table:table-cell>
          <table:table-cell table:style-name="ce26" table:number-columns-repeated="13"/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2.2.1 </text:p>
          </table:table-cell>
          <table:table-cell table:style-name="ce30" office:value-type="string">
            <text:p>#38 Conception Ampli (ORcad) </text:p>
          </table:table-cell>
          <table:table-cell table:style-name="ce41" office:value-type="float" office:value="3">
            <text:p>3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2.2 </text:p>
          </table:table-cell>
          <table:table-cell table:style-name="ce30" office:value-type="string">
            <text:p>#39 Simulation Circuit (Orcad) </text:p>
          </table:table-cell>
          <table:table-cell table:style-name="ce41" office:value-type="float" office:value="3">
            <text:p>3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3.1 </text:p>
          </table:table-cell>
          <table:table-cell table:style-name="ce30" office:value-type="string">
            <text:p>#40 Appro Matos </text:p>
          </table:table-cell>
          <table:table-cell table:style-name="ce41" office:value-type="float" office:value="1">
            <text:p>1</text:p>
          </table:table-cell>
          <table:table-cell table:style-name="ce26" table:number-columns-repeated="14"/>
          <table:table-cell table:style-name="ce41" office:value-type="float" office:value="1">
            <text:p>1</text:p>
          </table:table-cell>
          <table:table-cell/>
        </table:table-row>
        <table:table-row table:style-name="ro3">
          <table:table-cell table:style-name="ce29" office:value-type="string">
            <text:p>2.3.2 </text:p>
          </table:table-cell>
          <table:table-cell table:style-name="ce30" office:value-type="string">
            <text:p>#41 Assemblage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5"/>
          <table:table-cell table:style-name="ce26" office:value-type="string">
            <text:p>X</text:p>
          </table:table-cell>
          <table:table-cell table:style-name="ce26" table:number-columns-repeated="8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2.4.1 </text:p>
          </table:table-cell>
          <table:table-cell table:style-name="ce30" office:value-type="string">
            <text:p>#42 Simu Proto1 </text:p>
          </table:table-cell>
          <table:table-cell table:style-name="ce41" office:value-type="float" office:value="5">
            <text:p>5</text:p>
          </table:table-cell>
          <table:table-cell table:style-name="ce26" table:number-columns-repeated="2"/>
          <table:table-cell table:style-name="ce26" office:value-type="string">
            <text:p>X</text:p>
          </table:table-cell>
          <table:table-cell table:style-name="ce26" table:number-columns-repeated="11"/>
          <table:table-cell table:style-name="ce41" office:value-type="float" office:value="5">
            <text:p>5</text:p>
          </table:table-cell>
          <table:table-cell/>
        </table:table-row>
        <table:table-row table:style-name="ro3">
          <table:table-cell table:style-name="ce29" office:value-type="string">
            <text:p>3.1.2 </text:p>
          </table:table-cell>
          <table:table-cell table:style-name="ce30" office:value-type="string">
            <text:p>#47 Fab Ampli1 (amp+Ard+Hp) </text:p>
          </table:table-cell>
          <table:table-cell table:style-name="ce41" office:value-type="float" office:value="5">
            <text:p>5</text:p>
          </table:table-cell>
          <table:table-cell table:style-name="ce26" table:number-columns-repeated="4"/>
          <table:table-cell table:style-name="ce26" office:value-type="string">
            <text:p>X</text:p>
          </table:table-cell>
          <table:table-cell table:style-name="ce26" table:number-columns-repeated="9"/>
          <table:table-cell table:style-name="ce41" office:value-type="float" office:value="5">
            <text:p>5</text:p>
          </table:table-cell>
          <table:table-cell/>
        </table:table-row>
        <table:table-row table:style-name="ro3">
          <table:table-cell table:style-name="ce29" office:value-type="string">
            <text:p>3.1.3 </text:p>
          </table:table-cell>
          <table:table-cell table:style-name="ce30" office:value-type="string">
            <text:p>#48 Simulation Ampli1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3"/>
          <table:table-cell table:style-name="ce26" office:value-type="string">
            <text:p>X</text:p>
          </table:table-cell>
          <table:table-cell table:style-name="ce26" table:number-columns-repeated="10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4.1.1 </text:p>
          </table:table-cell>
          <table:table-cell table:style-name="ce30" office:value-type="string">
            <text:p>#53 Brochage Shield Wifi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11"/>
          <table:table-cell table:style-name="ce26" office:value-type="string">
            <text:p>X</text:p>
          </table:table-cell>
          <table:table-cell table:style-name="ce26" table:number-columns-repeated="2"/>
          <table:table-cell table:style-name="ce41" office:value-type="float" office:value="3">
            <text:p>3</text:p>
          </table:table-cell>
          <table:table-cell/>
        </table:table-row>
        <table:table-row table:style-name="ro3">
          <table:table-cell table:style-name="ce29" office:value-type="string">
            <text:p>4.1.2 </text:p>
          </table:table-cell>
          <table:table-cell table:style-name="ce30" office:value-type="string">
            <text:p>#54 Soudures Shield Wifi </text:p>
          </table:table-cell>
          <table:table-cell table:style-name="ce41" office:value-type="float" office:value="3">
            <text:p>3</text:p>
          </table:table-cell>
          <table:table-cell table:style-name="ce26" table:number-columns-repeated="11"/>
          <table:table-cell table:style-name="ce26" office:value-type="string">
            <text:p>X</text:p>
          </table:table-cell>
          <table:table-cell table:style-name="ce26" table:number-columns-repeated="2"/>
          <table:table-cell table:style-name="ce41" office:value-type="float" office:value="3">
            <text:p>3</text:p>
          </table:table-cell>
          <table:table-cell/>
        </table:table-row>
        <table:table-row table:style-name="ro4">
          <table:table-cell table:style-name="ce29" office:value-type="string">
            <text:p>4.2.5 </text:p>
          </table:table-cell>
          <table:table-cell table:style-name="ce30" office:value-type="string">
            <text:p>#73 Utilisation nc - com pc1/pc2 filaire </text:p>
          </table:table-cell>
          <table:table-cell table:style-name="ce41" office:value-type="float" office:value="2">
            <text:p>2</text:p>
          </table:table-cell>
          <table:table-cell table:style-name="ce26" table:number-columns-repeated="13"/>
          <table:table-cell table:style-name="ce26" office:value-type="string">
            <text:p>X</text:p>
          </table:table-cell>
          <table:table-cell table:style-name="ce41" office:value-type="float" office:value="2">
            <text:p>2</text:p>
          </table:table-cell>
          <table:table-cell/>
        </table:table-row>
        <table:table-row table:style-name="ro3">
          <table:table-cell table:style-name="ce29" office:value-type="string">
            <text:p>4.2.6 </text:p>
          </table:table-cell>
          <table:table-cell table:style-name="ce30" office:value-type="string">
            <text:p>#74 Utilisation nc - com pc1/pc2 wifi </text:p>
          </table:table-cell>
          <table:table-cell table:style-name="ce41" office:value-type="float" office:value="2">
            <text:p>2</text:p>
          </table:table-cell>
          <table:table-cell table:style-name="ce26" table:number-columns-repeated="13"/>
          <table:table-cell table:style-name="ce26" office:value-type="string">
            <text:p>X</text:p>
          </table:table-cell>
          <table:table-cell table:style-name="ce41" office:value-type="float" office:value="2">
            <text:p>2</text:p>
          </table:table-cell>
          <table:table-cell table:style-name="ce37"/>
        </table:table-row>
        <table:table-row table:style-name="ro2">
          <table:table-cell/>
          <table:table-cell table:style-name="ce40" office:value-type="string">
            <text:p>Objectif </text:p>
          </table:table-cell>
          <table:table-cell table:style-name="ce42" table:formula="of:=SUM([.C3:.C15])" office:value-type="float" office:value="35">
            <text:p>35</text:p>
          </table:table-cell>
          <table:table-cell table:number-columns-repeated="13"/>
          <table:table-cell table:style-name="ce40" office:value-type="string">
            <text:p>Total réalisé</text:p>
          </table:table-cell>
          <table:table-cell table:style-name="ce44" table:formula="of:=SUM([.R3:.R15])" office:value-type="float" office:value="35">
            <text:p>35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% Réalisé</text:p>
          </table:table-cell>
          <table:table-cell table:style-name="ce45" table:formula="of:=[.R16]/[.C16]" office:value-type="percentage" office:value="1">
            <text:p>100%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Avancement / total</text:p>
          </table:table-cell>
          <table:table-cell table:style-name="ce46" table:formula="of:=[.R16]/[.R19]" office:value-type="percentage" office:value="0.133587786259542">
            <text:p>13,36%</text:p>
          </table:table-cell>
          <table:table-cell/>
        </table:table-row>
        <table:table-row table:style-name="ro2">
          <table:table-cell table:number-columns-repeated="16"/>
          <table:table-cell table:style-name="ce40" office:value-type="string">
            <text:p>TOTAL PROJET </text:p>
          </table:table-cell>
          <table:table-cell table:style-name="ce44" table:formula="of:=['backlog général'.C68]" office:value-type="float" office:value="262">
            <text:p>262</text:p>
          </table:table-cell>
          <table:table-cell/>
        </table:table-row>
        <table:table-row table:style-name="ro2" table:number-rows-repeated="104855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3" table:style-name="ta1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column table:style-name="co11" table:default-cell-style-name="Default"/>
        <table:table-row table:style-name="ro4">
          <table:table-cell table:style-name="ce38" office:value-type="string" table:number-columns-spanned="18" table:number-rows-spanned="1">
            <text:p>SPRINT 3</text:p>
          </table:table-cell>
          <table:covered-table-cell table:number-columns-repeated="17"/>
          <table:table-cell/>
        </table:table-row>
        <table:table-row table:style-name="ro1">
          <table:table-cell table:style-name="ce32"/>
          <table:table-cell table:style-name="ce34" office:value-type="string">
            <text:p>Tâches</text:p>
          </table:table-cell>
          <table:table-cell table:style-name="ce37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36" office:value-type="string">
            <text:p>sprint result</text:p>
          </table:table-cell>
          <table:table-cell/>
        </table:table-row>
        <table:table-row table:style-name="ro1">
          <table:table-cell table:style-name="ce32" office:value-type="string">
            <text:p>4.2.2 </text:p>
          </table:table-cell>
          <table:table-cell office:value-type="string">
            <text:p>#56 @ip/DHCP </text:p>
          </table:table-cell>
          <table:table-cell table:style-name="ce37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2" office:value-type="string">
            <text:p>4.2.3 </text:p>
          </table:table-cell>
          <table:table-cell office:value-type="string">
            <text:p>#57 Definition Port com (&gt;1023) </text:p>
          </table:table-cell>
          <table:table-cell table:style-name="ce37" office:value-type="float" office:value="1">
            <text:p>1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32" office:value-type="string">
            <text:p>4.2.4 </text:p>
          </table:table-cell>
          <table:table-cell office:value-type="string">
            <text:p>#60 Diagramme de déploiement</text:p>
          </table:table-cell>
          <table:table-cell table:style-name="ce37" office:value-type="float" office:value="2">
            <text:p>2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2" office:value-type="string">
            <text:p>4.2.7 </text:p>
          </table:table-cell>
          <table:table-cell office:value-type="string">
            <text:p>#75 Utilisation nc - com moduleWifly/pc 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table:formula="of:=SUM([.C6:.Q6])" office:value-type="float" office:value="3">
            <text:p>3</text:p>
          </table:table-cell>
          <table:table-cell/>
        </table:table-row>
        <table:table-row table:style-name="ro1">
          <table:table-cell table:style-name="ce32" office:value-type="string">
            <text:p>8.1.1 </text:p>
          </table:table-cell>
          <table:table-cell office:value-type="string">
            <text:p>#70 Diagramme cas d'utilisation </text:p>
          </table:table-cell>
          <table:table-cell table:style-name="ce37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table:formula="of:=SUM([.C7:.Q7])" office:value-type="float" office:value="3">
            <text:p>3</text:p>
          </table:table-cell>
          <table:table-cell/>
        </table:table-row>
        <table:table-row table:style-name="ro6">
          <table:table-cell/>
          <table:table-cell office:value-type="string">
            <text:p>#78 apprentissage nouveau module wifi</text:p>
          </table:table-cell>
          <table:table-cell table:style-name="ce37" office:value-type="float" office:value="8">
            <text:p>8</text:p>
          </table:table-cell>
          <table:table-cell office:value-type="string">
            <text:p>X</text:p>
          </table:table-cell>
          <table:table-cell table:number-columns-repeated="13"/>
          <table:table-cell table:formula="of:=SUM([.C8:.Q8])" office:value-type="float" office:value="8">
            <text:p>8</text:p>
          </table:table-cell>
          <table:table-cell table:style-name="ce37" office:value-type="string">
            <text:p>points restants</text:p>
          </table:table-cell>
        </table:table-row>
        <table:table-row table:style-name="ro2">
          <table:table-cell table:number-columns-repeated="2"/>
          <table:table-cell table:style-name="ce37" table:formula="of:=SUM([.C3:.C8])" office:value-type="float" office:value="20">
            <text:p>20</text:p>
          </table:table-cell>
          <table:table-cell table:number-columns-repeated="14"/>
          <table:table-cell table:formula="of:=SUM([.R3:.R8])" office:value-type="float" office:value="20">
            <text:p>20</text:p>
          </table:table-cell>
          <table:table-cell table:formula="of:=['Sprint 2'.S16]-[.R9]" office:value-type="float" office:value="-20">
            <text:p>-20</text:p>
          </table:table-cell>
        </table:table-row>
        <table:table-row table:style-name="ro2" table:number-rows-repeated="104856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4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style-name="ce32"/>
          <table:table-cell table:style-name="ce34" office:value-type="string">
            <text:p>Tâches</text:p>
          </table:table-cell>
          <table:table-cell table:style-name="ce37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36" office:value-type="string">
            <text:p>Sprint result</text:p>
          </table:table-cell>
          <table:table-cell/>
        </table:table-row>
        <table:table-row table:style-name="ro2">
          <table:table-cell/>
          <table:table-cell office:value-type="string">
            <text:p>#85 Création class diffusion.</text:p>
          </table:table-cell>
          <table:table-cell table:style-name="ce37" office:value-type="float" office:value="8">
            <text:p>8</text:p>
          </table:table-cell>
          <table:table-cell table:number-columns-repeated="14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2"/>
          <table:table-cell office:value-type="string">
            <text:p>#55 Definition Mode de connexion </text:p>
          </table:table-cell>
          <table:table-cell table:style-name="ce37"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2"/>
          <table:table-cell office:value-type="string">
            <text:p>#63 Son vers Sortie Casque </text:p>
          </table:table-cell>
          <table:table-cell table:style-name="ce37" office:value-type="float" office:value="8">
            <text:p>8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2"/>
          <table:table-cell office:value-type="string">
            <text:p>#66 Définition des besoins apli smart</text:p>
          </table:table-cell>
          <table:table-cell table:style-name="ce37" office:value-type="float" office:value="2">
            <text:p>2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2">
            <text:p>2</text:p>
          </table:table-cell>
          <table:table-cell/>
        </table:table-row>
        <table:table-row table:style-name="ro2">
          <table:table-cell table:style-name="ce32"/>
          <table:table-cell office:value-type="string">
            <text:p>#67 création mockup</text:p>
          </table:table-cell>
          <table:table-cell table:style-name="ce37" office:value-type="float" office:value="3">
            <text:p>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2"/>
          <table:table-cell office:value-type="string">
            <text:p>#65 Connexion module guitare </text:p>
          </table:table-cell>
          <table:table-cell table:style-name="ce37" office:value-type="float" office:value="8">
            <text:p>8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2"/>
          <table:table-cell office:value-type="string">
            <text:p>#62 Validation reception en console </text:p>
          </table:table-cell>
          <table:table-cell table:style-name="ce37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 table:style-name="ce32"/>
          <table:table-cell office:value-type="string">
            <text:p>#80 affichage toast pour chaque bouton.</text:p>
          </table:table-cell>
          <table:table-cell table:style-name="ce37" office:value-type="float" office:value="8">
            <text:p>8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2"/>
          <table:table-cell office:value-type="string">
            <text:p>#71 Diagramme séquence</text:p>
          </table:table-cell>
          <table:table-cell table:style-name="ce37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2"/>
          <table:table-cell office:value-type="string">
            <text:p>#72 Diagramme de classe </text:p>
          </table:table-cell>
          <table:table-cell table:style-name="ce37" office:value-type="float" office:value="3">
            <text:p>3</text:p>
          </table:table-cell>
          <table:table-cell table:number-columns-repeated="13"/>
          <table:table-cell office:value-type="string">
            <text:p>X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table:style-name="ce32"/>
          <table:table-cell office:value-type="string">
            <text:p>#77 Envoi texte vers rs232 </text:p>
          </table:table-cell>
          <table:table-cell table:style-name="ce37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2"/>
          <table:table-cell office:value-type="string">
            <text:p>#79 Envoi vers rs 232 échantillonnage sur 8bits</text:p>
          </table:table-cell>
          <table:table-cell table:style-name="ce37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2"/>
          <table:table-cell office:value-type="string">
            <text:p>#81 création class écoute(socket si tcp).</text:p>
          </table:table-cell>
          <table:table-cell table:style-name="ce37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2"/>
          <table:table-cell office:value-type="string">
            <text:p>#82 affichage texte en provenance arduino dans log.</text:p>
          </table:table-cell>
          <table:table-cell table:style-name="ce37" office:value-type="float" office:value="8">
            <text:p>8</text:p>
          </table:table-cell>
          <table:table-cell table:number-columns-repeated="12"/>
          <table:table-cell office:value-type="string">
            <text:p>X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88 Installer SDK Andoird + Eclipse</text:p>
          </table:table-cell>
          <table:table-cell table:style-name="ce37"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13"/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#89 Apprentissage Android</text:p>
          </table:table-cell>
          <table:table-cell table:style-name="ce37"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 table:number-columns-repeated="12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0 Affichage texte en provenance wifi sur fenêtre log appli Android</text:p>
          </table:table-cell>
          <table:table-cell table:style-name="ce37" office:value-type="float" office:value="8">
            <text:p>8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1 Création montage max232</text:p>
          </table:table-cell>
          <table:table-cell table:style-name="ce37" office:value-type="float" office:value="8">
            <text:p>8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string">
            <text:p>#92 Mise au propre montage max232</text:p>
          </table:table-cell>
          <table:table-cell table:style-name="ce37" office:value-type="float" office:value="1">
            <text:p>1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#93 Création fonction configuration Arduino DPAC</text:p>
          </table:table-cell>
          <table:table-cell table:style-name="ce37" office:value-type="float" office:value="5">
            <text:p>5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9"/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#94 Réception échantillons audio en mode console</text:p>
          </table:table-cell>
          <table:table-cell table:style-name="ce37" office:value-type="float" office:value="3">
            <text:p>3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#95 Mise en place horloge échantillonnage arduino</text:p>
          </table:table-cell>
          <table:table-cell table:style-name="ce37" office:value-type="float" office:value="5">
            <text:p>5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float" office:value="5">
            <text:p>5</text:p>
          </table:table-cell>
          <table:table-cell/>
        </table:table-row>
        <table:table-row table:style-name="ro2" table:number-rows-repeated="3">
          <table:table-cell table:number-columns-repeated="2"/>
          <table:table-cell table:style-name="ce37"/>
          <table:table-cell table:number-columns-repeated="16"/>
        </table:table-row>
        <table:table-row table:style-name="ro2">
          <table:table-cell table:number-columns-repeated="2"/>
          <table:table-cell table:style-name="ce37"/>
          <table:table-cell table:number-columns-repeated="15"/>
          <table:table-cell table:style-name="ce37" office:value-type="string">
            <text:p>points restants</text:p>
          </table:table-cell>
        </table:table-row>
        <table:table-row table:style-name="ro2">
          <table:table-cell/>
          <table:table-cell office:value-type="string">
            <text:p>Total</text:p>
          </table:table-cell>
          <table:table-cell table:style-name="ce37" table:formula="of:=SUM([.C2:.C27])" office:value-type="float" office:value="121">
            <text:p>121</text:p>
          </table:table-cell>
          <table:table-cell table:number-columns-repeated="14"/>
          <table:table-cell table:style-name="ce47" table:formula="of:=SUM([.R2:.R25])" office:value-type="float" office:value="121">
            <text:p>121</text:p>
          </table:table-cell>
          <table:table-cell table:formula="of:=['Sprint 3'.S9]-[.R28]" office:value-type="float" office:value="-141">
            <text:p>-141</text:p>
          </table:table-cell>
        </table:table-row>
        <table:table-row table:style-name="ro2" table:number-rows-repeated="1048546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print 5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9" table:number-columns-repeated="9" table:default-cell-style-name="Default"/>
        <table:table-column table:style-name="co10" table:number-columns-repeated="5" table:default-cell-style-name="Default"/>
        <table:table-column table:style-name="co1" table:default-cell-style-name="Default"/>
        <table:table-row table:style-name="ro1">
          <table:table-cell table:style-name="ce3"/>
          <table:table-cell table:style-name="ce7" office:value-type="string">
            <text:p>Tâches</text:p>
          </table:table-cell>
          <table:table-cell table:style-name="ce6" office:value-type="string">
            <text:p>poid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8" office:value-type="string">
            <text:p>Sprint result</text:p>
          </table:table-cell>
        </table:table-row>
        <table:table-row table:style-name="ro1">
          <table:table-cell table:style-name="ce3" office:value-type="string">
            <text:p>5.2.1 </text:p>
          </table:table-cell>
          <table:table-cell office:value-type="string">
            <text:p>#64 Création vue config réseau 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6.1.1 </text:p>
          </table:table-cell>
          <table:table-cell office:value-type="string">
            <text:p>#61 WidGet Signal(Graph)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1.1 </text:p>
          </table:table-cell>
          <table:table-cell office:value-type="string">
            <text:p>#69 Création vue Stockage/enregistrement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2</text:p>
          </table:table-cell>
          <table:table-cell office:value-type="string">
            <text:p>mockup IHM avancée</text:p>
          </table:table-cell>
          <table:table-cell table:style-name="ce6" office:value-type="float" office:value="5">
            <text:p>5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7.2.1 </text:p>
          </table:table-cell>
          <table:table-cell office:value-type="string">
            <text:p>#68 Définition des besoins des fonctions sup 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#96 Rédaction rapport</text:p>
          </table:table-cell>
          <table:table-cell table:style-name="ce6" office:value-type="float" office:value="3">
            <text:p>3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31 Etuge de la gestion énergétique 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3 Modification AOP RtoR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6 Création class traitement signal(data 8bits vers 12bits)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#87 Résoudre problèmatique de l'horloge Arduino/Android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1">
          <table:table-cell table:style-name="ce3"/>
          <table:table-cell office:value-type="string">
            <text:p>#84 Achat antenne pour dpac</text:p>
          </table:table-cell>
          <table:table-cell table:style-name="ce6" office:value-type="float" office:value="1">
            <text:p>1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>
          <table:table-cell table:style-name="ce3"/>
          <table:table-cell office:value-type="string">
            <text:p>#76 Fonction échantillonnage 12bit vers 2x8bits.</text:p>
          </table:table-cell>
          <table:table-cell table:style-name="ce6" office:value-type="float" office:value="8">
            <text:p>8</text:p>
          </table:table-cell>
          <table:table-cell table:number-columns-repeated="14"/>
          <table:table-cell office:value-type="float" office:value="0">
            <text:p>0</text:p>
          </table:table-cell>
        </table:table-row>
        <table:table-row table:style-name="ro2" table:number-rows-repeated="14">
          <table:table-cell table:style-name="ce3"/>
          <table:table-cell/>
          <table:table-cell table:style-name="ce6"/>
          <table:table-cell table:number-columns-repeated="15"/>
        </table:table-row>
        <table:table-row table:style-name="ro2">
          <table:table-cell table:number-columns-repeated="18"/>
        </table:table-row>
        <table:table-row table:style-name="ro2">
          <table:table-cell table:number-columns-repeated="2"/>
          <table:table-cell table:formula="of:=SUM([.C2:.C28])" office:value-type="float" office:value="66">
            <text:p>66</text:p>
          </table:table-cell>
          <table:table-cell table:number-columns-repeated="14"/>
          <table:table-cell table:style-name="ce22" table:formula="of:=SUM([.R2:.R28])" office:value-type="float" office:value="0">
            <text:p>0</text:p>
          </table:table-cell>
        </table:table-row>
        <table:table-row table:style-name="ro2" table:number-rows-repeated="104854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>
        <table:named-range table:name="gantt-10" table:base-cell-address="$Feuille1.$B$10" table:cell-range-address="$Feuille1.$C$11"/>
        <table:named-range table:name="gantt-11" table:base-cell-address="$Feuille1.$B$11" table:cell-range-address="$Feuille1.$C$12"/>
        <table:named-range table:name="gantt-12" table:base-cell-address="$Feuille1.$B$12" table:cell-range-address="$Feuille1.$C$13"/>
        <table:named-range table:name="gantt-13" table:base-cell-address="$Feuille1.$B$13" table:cell-range-address="$Feuille1.$C$14"/>
        <table:named-range table:name="gantt-15" table:base-cell-address="$Feuille1.$B$15" table:cell-range-address="$Feuille1.$C$16"/>
        <table:named-range table:name="gantt-16" table:base-cell-address="$Feuille1.$B$16" table:cell-range-address="$Feuille1.$C$17"/>
        <table:named-range table:name="gantt-17" table:base-cell-address="$Feuille1.$B$17" table:cell-range-address="$Feuille1.$C$18"/>
        <table:named-range table:name="gantt-20" table:base-cell-address="$Feuille1.$B$20" table:cell-range-address="$Feuille1.$C$21"/>
        <table:named-range table:name="gantt-21" table:base-cell-address="$Feuille1.$B$21" table:cell-range-address="$Feuille1.$C$22"/>
        <table:named-range table:name="gantt-23" table:base-cell-address="$Feuille1.$B$23" table:cell-range-address="$Feuille1.$C$24"/>
        <table:named-range table:name="gantt-24" table:base-cell-address="$Feuille1.$B$24" table:cell-range-address="$Feuille1.$C$25"/>
        <table:named-range table:name="gantt-26" table:base-cell-address="$Feuille1.$B$26" table:cell-range-address="$Feuille1.$C$27"/>
        <table:named-range table:name="gantt-27" table:base-cell-address="$Feuille1.$B$27" table:cell-range-address="$Feuille1.$C$28"/>
        <table:named-range table:name="gantt-29" table:base-cell-address="$Feuille1.$B$29" table:cell-range-address="$Feuille1.$C$30"/>
        <table:named-range table:name="gantt-3" table:base-cell-address="$Feuille1.$B$3" table:cell-range-address="$Feuille1.$C$4"/>
        <table:named-range table:name="gantt-30" table:base-cell-address="$Feuille1.$B$30" table:cell-range-address="$Feuille1.$C$31"/>
        <table:named-range table:name="gantt-32" table:base-cell-address="$Feuille1.$B$32" table:cell-range-address="$Feuille1.$C$33"/>
        <table:named-range table:name="gantt-33" table:base-cell-address="$Feuille1.$B$33" table:cell-range-address="$Feuille1.$C$34"/>
        <table:named-range table:name="gantt-34" table:base-cell-address="$Feuille1.$B$34" table:cell-range-address="$Feuille1.$C$35"/>
        <table:named-range table:name="gantt-37" table:base-cell-address="$Feuille1.$B$37" table:cell-range-address="$Feuille1.$C$38"/>
        <table:named-range table:name="gantt-38" table:base-cell-address="$Feuille1.$B$38" table:cell-range-address="$Feuille1.$C$39"/>
        <table:named-range table:name="gantt-39" table:base-cell-address="$Feuille1.$B$39" table:cell-range-address="$Feuille1.$C$40"/>
        <table:named-range table:name="gantt-4" table:base-cell-address="$Feuille1.$B$4" table:cell-range-address="$Feuille1.$C$5"/>
        <table:named-range table:name="gantt-41" table:base-cell-address="$Feuille1.$B$41" table:cell-range-address="$Feuille1.$C$42"/>
        <table:named-range table:name="gantt-42" table:base-cell-address="$Feuille1.$B$42" table:cell-range-address="$Feuille1.$C$43"/>
        <table:named-range table:name="gantt-44" table:base-cell-address="$Feuille1.$B$44" table:cell-range-address="$Feuille1.$C$45"/>
        <table:named-range table:name="gantt-45" table:base-cell-address="$Feuille1.$B$45" table:cell-range-address="$Feuille1.$C$46"/>
        <table:named-range table:name="gantt-48" table:base-cell-address="$Feuille1.$B$48" table:cell-range-address="$Feuille1.$C$49"/>
        <table:named-range table:name="gantt-49" table:base-cell-address="$Feuille1.$B$49" table:cell-range-address="$Feuille1.$C$50"/>
        <table:named-range table:name="gantt-5" table:base-cell-address="$Feuille1.$B$5" table:cell-range-address="$Feuille1.$C$6"/>
        <table:named-range table:name="gantt-51" table:base-cell-address="$Feuille1.$B$51" table:cell-range-address="$Feuille1.$C$52"/>
        <table:named-range table:name="gantt-52" table:base-cell-address="$Feuille1.$B$52" table:cell-range-address="$Feuille1.$C$53"/>
        <table:named-range table:name="gantt-53" table:base-cell-address="$Feuille1.$B$53" table:cell-range-address="$Feuille1.$C$54"/>
        <table:named-range table:name="gantt-54" table:base-cell-address="$Feuille1.$B$54" table:cell-range-address="$Feuille1.$C$55"/>
        <table:named-range table:name="gantt-55" table:base-cell-address="$Feuille1.$B$55" table:cell-range-address="$Feuille1.$C$56"/>
        <table:named-range table:name="gantt-56" table:base-cell-address="$Feuille1.$B$56" table:cell-range-address="$Feuille1.$C$57"/>
        <table:named-range table:name="gantt-57" table:base-cell-address="$Feuille1.$B$57" table:cell-range-address="$Feuille1.$C$58"/>
        <table:named-range table:name="gantt-59" table:base-cell-address="$Feuille1.$B$59" table:cell-range-address="$Feuille1.$C$60"/>
        <table:named-range table:name="gantt-6" table:base-cell-address="$Feuille1.$B$6" table:cell-range-address="$Feuille1.$C$7"/>
        <table:named-range table:name="gantt-60" table:base-cell-address="$Feuille1.$B$60" table:cell-range-address="$Feuille1.$C$61"/>
        <table:named-range table:name="gantt-63" table:base-cell-address="$Feuille1.$B$63" table:cell-range-address="$Feuille1.$C$64"/>
        <table:named-range table:name="gantt-64" table:base-cell-address="$Feuille1.$B$64" table:cell-range-address="$Feuille1.$C$65"/>
        <table:named-range table:name="gantt-66" table:base-cell-address="$Feuille1.$B$66" table:cell-range-address="$Feuille1.$C$67"/>
        <table:named-range table:name="gantt-67" table:base-cell-address="$Feuille1.$B$67" table:cell-range-address="$Feuille1.$C$68"/>
        <table:named-range table:name="gantt-7" table:base-cell-address="$Feuille1.$B$7" table:cell-range-address="$Feuille1.$C$8"/>
        <table:named-range table:name="gantt-70" table:base-cell-address="$Feuille1.$B$70" table:cell-range-address="$Feuille1.$C$71"/>
        <table:named-range table:name="gantt-71" table:base-cell-address="$Feuille1.$B$71" table:cell-range-address="$Feuille1.$C$72"/>
        <table:named-range table:name="gantt-73" table:base-cell-address="$Feuille1.$B$73" table:cell-range-address="$Feuille1.$C$74"/>
        <table:named-range table:name="gantt-76" table:base-cell-address="$Feuille1.$B$76" table:cell-range-address="$Feuille1.$C$77"/>
        <table:named-range table:name="gantt-78" table:base-cell-address="$Feuille1.$B$78" table:cell-range-address="$Feuille1.$C$79"/>
        <table:named-range table:name="gantt-81" table:base-cell-address="$Feuille1.$B$81" table:cell-range-address="$Feuille1.$C$82"/>
        <table:named-range table:name="gantt-82" table:base-cell-address="$Feuille1.$B$82" table:cell-range-address="$Feuille1.$C$83"/>
        <table:named-range table:name="gantt-83" table:base-cell-address="$Feuille1.$B$83" table:cell-range-address="$Feuille1.$C$84"/>
        <table:named-range table:name="gantt-9" table:base-cell-address="$Feuille1.$B$9" table:cell-range-address="$Feuille1.$C$10"/>
        <table:named-range table:name="task-1" table:base-cell-address="$Feuille1.$B$1" table:cell-range-address="$Feuille1.$C$2"/>
        <table:named-range table:name="task-14" table:base-cell-address="$Feuille1.$B$14" table:cell-range-address="$Feuille1.$C$15"/>
        <table:named-range table:name="task-18" table:base-cell-address="$Feuille1.$B$18" table:cell-range-address="$Feuille1.$C$19"/>
        <table:named-range table:name="task-19" table:base-cell-address="$Feuille1.$B$19" table:cell-range-address="$Feuille1.$C$20"/>
        <table:named-range table:name="task-2" table:base-cell-address="$Feuille1.$B$2" table:cell-range-address="$Feuille1.$C$3"/>
        <table:named-range table:name="task-22" table:base-cell-address="$Feuille1.$B$22" table:cell-range-address="$Feuille1.$C$23"/>
        <table:named-range table:name="task-25" table:base-cell-address="$Feuille1.$B$25" table:cell-range-address="$Feuille1.$C$26"/>
        <table:named-range table:name="task-28" table:base-cell-address="$Feuille1.$B$28" table:cell-range-address="$Feuille1.$C$29"/>
        <table:named-range table:name="task-31" table:base-cell-address="$Feuille1.$B$31" table:cell-range-address="$Feuille1.$C$32"/>
        <table:named-range table:name="task-35" table:base-cell-address="$Feuille1.$B$35" table:cell-range-address="$Feuille1.$C$36"/>
        <table:named-range table:name="task-36" table:base-cell-address="$Feuille1.$B$36" table:cell-range-address="$Feuille1.$C$37"/>
        <table:named-range table:name="task-40" table:base-cell-address="$Feuille1.$B$40" table:cell-range-address="$Feuille1.$C$41"/>
        <table:named-range table:name="task-43" table:base-cell-address="$Feuille1.$B$43" table:cell-range-address="$Feuille1.$C$44"/>
        <table:named-range table:name="task-46" table:base-cell-address="$Feuille1.$B$46" table:cell-range-address="$Feuille1.$C$47"/>
        <table:named-range table:name="task-47" table:base-cell-address="$Feuille1.$B$47" table:cell-range-address="$Feuille1.$C$48"/>
        <table:named-range table:name="task-50" table:base-cell-address="$Feuille1.$B$50" table:cell-range-address="$Feuille1.$C$51"/>
        <table:named-range table:name="task-58" table:base-cell-address="$Feuille1.$B$58" table:cell-range-address="$Feuille1.$C$59"/>
        <table:named-range table:name="task-61" table:base-cell-address="$Feuille1.$B$61" table:cell-range-address="$Feuille1.$C$62"/>
        <table:named-range table:name="task-62" table:base-cell-address="$Feuille1.$B$62" table:cell-range-address="$Feuille1.$C$63"/>
        <table:named-range table:name="task-65" table:base-cell-address="$Feuille1.$B$65" table:cell-range-address="$Feuille1.$C$66"/>
        <table:named-range table:name="task-68" table:base-cell-address="$Feuille1.$B$68" table:cell-range-address="$Feuille1.$C$69"/>
        <table:named-range table:name="task-69" table:base-cell-address="$Feuille1.$B$69" table:cell-range-address="$Feuille1.$C$70"/>
        <table:named-range table:name="task-72" table:base-cell-address="$Feuille1.$B$72" table:cell-range-address="$Feuille1.$C$73"/>
        <table:named-range table:name="task-74" table:base-cell-address="$Feuille1.$B$74" table:cell-range-address="$Feuille1.$C$75"/>
        <table:named-range table:name="task-75" table:base-cell-address="$Feuille1.$B$75" table:cell-range-address="$Feuille1.$C$76"/>
        <table:named-range table:name="task-77" table:base-cell-address="$Feuille1.$B$77" table:cell-range-address="$Feuille1.$C$78"/>
        <table:named-range table:name="task-79" table:base-cell-address="$Feuille1.$B$79" table:cell-range-address="$Feuille1.$C$80"/>
        <table:named-range table:name="task-8" table:base-cell-address="$Feuille1.$B$8" table:cell-range-address="$Feuille1.$C$9"/>
        <table:named-range table:name="task-80" table:base-cell-address="$Feuille1.$B$80" table:cell-range-address="$Feuille1.$C$8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3fr33man </meta:initial-creator>
    <meta:creation-date>2012-12-17T20:49:08</meta:creation-date>
    <dc:date>2013-03-17T18:02:05</dc:date>
    <dc:creator>FB </dc:creator>
    <meta:editing-duration>PT4H17M46S</meta:editing-duration>
    <meta:editing-cycles>34</meta:editing-cycles>
    <meta:generator>LibreOffice/3.5$Linux_x86 LibreOffice_project/350m1$Build-2</meta:generator>
    <meta:document-statistic meta:table-count="8" meta:cell-count="10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1cm" svg:height="5.704cm" xlink:href=".." xlink:type="simple" chart:class="chart:line" chart:style-name="ch1">
        <chart:legend chart:legend-position="end" svg:x="8.351cm" svg:y="2.553cm" style:legend-expansion="high" chart:style-name="ch2"/>
        <chart:plot-area chart:style-name="ch3" table:cell-range-address="'backlog général'.G44:'backlog général'.G49" svg:x="0.594cm" svg:y="0.57cm" svg:width="7.222cm" svg:height="4.576cm">
          <chartooo:coordinate-region svg:x="1.401cm" svg:y="0.77cm" svg:width="6.322cm" svg:height="3.7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acklog général'.G44:'backlog général'.G49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">
                <text:p>262</text:p>
                <draw:g>
                  <svg:desc>'backlog général'.G44:'backlog général'.G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84cm" xlink:href=".." xlink:type="simple" chart:class="chart:line" chart:style-name="ch1">
        <chart:title svg:x="5.298cm" svg:y="0.219cm" chart:style-name="ch2">
          <text:p>Diagramme d'avancement</text:p>
        </chart:title>
        <chart:legend chart:legend-position="end" svg:x="13.146cm" svg:y="3.944cm" style:legend-expansion="high" chart:style-name="ch3"/>
        <chart:plot-area chart:style-name="ch4" table:cell-range-address="'backlog général'.H43:'backlog général'.J49" chart:data-source-has-labels="both" svg:x="1.33cm" svg:y="1.631cm" svg:width="11.178cm" svg:height="6.193cm">
          <chartooo:coordinate-region svg:x="2.137cm" svg:y="1.831cm" svg:width="10.277cm" svg:height="5.346cm"/>
          <chart:axis chart:dimension="x" chart:name="primary-x" chart:style-name="ch5" chartooo:axis-type="auto">
            <chartooo:date-scale/>
            <chart:title svg:x="6.359cm" svg:y="8.003cm" chart:style-name="ch6">
              <text:p>Sprints</text:p>
            </chart:title>
            <chart:categories table:cell-range-address="'backlog général'.H44:'backlog général'.H49"/>
            <chart:grid chart:style-name="ch7" chart:class="major"/>
          </chart:axis>
          <chart:axis chart:dimension="y" chart:name="primary-y" chart:style-name="ch5">
            <chart:title svg:x="0.451cm" svg:y="5.234cm" chart:style-name="ch8">
              <text:p>Points</text:p>
            </chart:title>
            <chart:grid chart:style-name="ch7" chart:class="major"/>
          </chart:axis>
          <chart:series chart:style-name="ch9" chart:values-cell-range-address="'backlog général'.I44:'backlog général'.I49" chart:label-cell-address="'backlog général'.I43:'backlog général'.I43" chart:class="chart:line">
            <chart:data-point chart:repeated="6"/>
          </chart:series>
          <chart:series chart:style-name="ch10" chart:values-cell-range-address="'backlog général'.J44:'backlog général'.J49" chart:label-cell-address="'backlog général'.J43:'backlog général'.J4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éalisé</text:p>
                <draw:g>
                  <svg:desc>'backlog général'.I43:'backlog général'.I43</svg:desc>
                </draw:g>
              </table:table-cell>
              <table:table-cell office:value-type="string">
                <text:p>Théorique</text:p>
                <draw:g>
                  <svg:desc>'backlog général'.J43:'backlog général'.J4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backlog général'.H44:'backlog général'.H49</svg:desc>
                </draw:g>
              </table:table-cell>
              <table:table-cell office:value-type="float" office:value="0">
                <text:p>0</text:p>
                <draw:g>
                  <svg:desc>'backlog général'.I44:'backlog général'.I49</svg:desc>
                </draw:g>
              </table:table-cell>
              <table:table-cell office:value-type="float" office:value="0">
                <text:p>0</text:p>
                <draw:g>
                  <svg:desc>'backlog général'.J44:'backlog général'.J4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104.8">
                <text:p>104.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71">
                <text:p>71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92">
                <text:p>192</text:p>
              </table:table-cell>
              <table:table-cell office:value-type="float" office:value="209.6">
                <text:p>209.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92">
                <text:p>192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